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8.848cm"/>
    </style:style>
    <style:style style:name="P1" style:family="paragraph">
      <style:text-properties fo:font-size="32pt"/>
    </style:style>
    <style:style style:name="P2" style:family="paragraph">
      <style:text-properties fo:font-size="75pt" style:font-size-asian="75pt" style:font-size-complex="75pt"/>
    </style:style>
    <style:style style:name="P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text-properties fo:font-size="20pt"/>
    </style:style>
    <style:style style:name="T1" style:family="text">
      <style:text-properties fo:font-size="75pt" style:font-size-asian="75pt" style:font-size-complex="7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super 58%" fo:font-size="28pt" style:font-size-asian="28pt" style:font-size-complex="28pt"/>
    </style:style>
    <style:style style:name="T9" style:family="text">
      <style:text-properties fo:font-family="Arial" style:font-family-generic="roman" style:font-pitch="variable" fo:font-size="18pt" style:font-family-asian="Arial" style:font-family-generic-asian="roman" style:font-pitch-asian="variable" style:font-size-asian="18pt" style:font-family-complex="Arial" style:font-family-generic-complex="roman" style:font-pitch-complex="variable" style:font-size-complex="10.1999998092651pt"/>
    </style:style>
    <style:style style:name="T10" style:family="text">
      <style:text-properties fo:font-size="18pt" style:font-size-asian="18pt" style:font-size-complex="10.199999809265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ing, Testing, iO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Heath Borders</text:p>
            <text:p text:style-name="P1">Senior Software Engineer</text:p>
            <text:p text:style-name="P1">Asynchrony Solutions, Inc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y test?</text:p>
              </text:list-item>
              <text:list-item>
                <text:p>OCUnit</text:p>
              </text:list-item>
              <text:list-item>
                <text:p>Google Toolbox for Mac (GTM)</text:p>
              </text:list-item>
              <text:list-item>
                <text:p>GHUnit</text:p>
              </text:list-item>
              <text:list-item>
                <text:p>UISpec</text:p>
              </text:list-item>
              <text:list-item>
                <text:p>OCMock</text:p>
              </text:list-item>
              <text:list-item>
                <text:p>Final Recommend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Test 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Unit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Integra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Interac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Mo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aluation Criter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ase of setup, writing, and running tests</text:p>
              </text:list-item>
              <text:list-item>
                <text:p>Error reporting</text:p>
              </text:list-item>
              <text:list-item>
                <text:p>Debugging</text:p>
              </text:list-item>
              <text:list-item>
                <text:p>Integration with Xcode</text:p>
              </text:list-item>
              <text:list-item>
                <text:p>Integration with the command line (interfacing with continuous integration sys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Check out our example app!</text:span><text:span text:style-name="T1"><text:line-break/></text:span><text:span text:style-name="T2">(dem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Setu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3">http://developer.apple.com/library/ios/#documentation/Xcode/Conceptual/iphone_development/135-Unit_Testing_Applications/unit_testing_applications.html</text:span></text:p>
              </text:list-item>
              <text:list-item>
                <text:p><text:span text:style-name="T4">Sorry for the small font, you'll copy-paste it anyway</text:span></text:p>
              </text:list-item>
              <text:list-item>
                <text:p>Need different targets and platforms for Unit tests and Integration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tend SenTestCase</text:p>
              </text:list-item>
              <text:list-item>
                <text:p>-(void) testMyTestNameGoesHere { }</text:p>
              </text:list-item>
              <text:list-item>
                <text:p>STAssertEquals</text:p>
              </text:list-item>
              <text:list-item>
                <text:p>STAssertEqualsWithAccuracy</text:p>
              </text:list-item>
              <text:list-item>
                <text:p>STAssertEqual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s only run on the iOS simulator</text:p>
                <text:list>
                  <text:list-item>
                    <text:p>Use the 'Test' scheme to run</text:p>
                  </text:list-item>
                  <text:list-item>
                    <text:p>Run individual tests by editing the 'Test' scheme</text:p>
                  </text:list-item>
                </text:list>
              </text:list-item>
              <text:list-item>
                <text:p>Integration tests only run on your iOS device</text:p>
                <text:list>
                  <text:list-item>
                    <text:p>Use the 'Run' scheme to run</text:p>
                  </text:list-item>
                  <text:list-item>
                    <text:p>Can't run individual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For JUnit-style output:</text:p>
                <text:list>
                  <text:list-item>
                    <text:p>https://github.com/hborders/BPOCUnitXMLRepor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 and re-run.</text:p>
              </text:list-item>
              <text:list-item>
                <text:p>Really, this is nice. <text:s/>It didn't used to be this eas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For unit tests, run test scheme with xcodebuild</text:p>
                <text:list>
                  <text:list-item>
                    <text:p>xcodebuild -workspace /absolute/path/to/workspace -scheme MyUnitTestScheme -sdk iphonesimulator</text:p>
                    <text:p/>
                  </text:list-item>
                </text:list>
              </text:list-item>
              <text:list-item>
                <text:p>Integration tests only run on an iOS device, so they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http://code.google.com/p/google-toolbox-for-mac/wiki/iPhoneUnitTesting</text:span></text:p>
              </text:list-item>
              <text:list-item>
                <text:p>Need a separate Test app target</text:p>
              </text:list-item>
              <text:list-item>
                <text:p>Tests essentially run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tend GTMTestCase</text:p>
              </text:list-item>
              <text:list-item>
                <text:p>-(void) testMyTestNameGoesHere { }</text:p>
              </text:list-item>
              <text:list-item>
                <text:p>Assertions are compatible with OCUnit!</text:p>
              </text:list-item>
              <text:list-item>
                <text:p>STAssertEqualStr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s run in both the simulator and on device</text:p>
              </text:list-item>
              <text:list-item>
                <text:p>Can't choose which tests to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Error report is equivalent to OCUnit, doesn't have hooks for configuring junit-style repo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isable the 'Run Script' build phase</text:p>
                <text:list>
                  <text:list-item>
                    <text:p>If you don't, your build will fail and you won't be able to debug!</text:p>
                  </text:list-item>
                </text:list>
              </text:list-item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your test app using xcodebuild.</text:p>
                <text:list>
                  <text:list-item>
                    <text:p>The 'Run Script' phase runs the tests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http://gabriel.github.com/gh-unit/docs/appledoc_include/guide_install_ios_4.html</text:span></text:p>
                <text:list>
                  <text:list-item>
                    <text:p><text:span text:style-name="T2">Use GHUnitIOSAppDelegate</text:span></text:p>
                  </text:list-item>
                  <text:list-item>
                    <text:p><text:span text:style-name="T2">http://stackoverflow.com/q/6738822/9636</text:span></text:p>
                  </text:list-item>
                </text:list>
              </text:list-item>
              <text:list-item>
                <text:p>Need a separate Test app target</text:p>
              </text:list-item>
              <text:list-item>
                <text:p>Tests run in a separate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tend GHTestCase</text:p>
              </text:list-item>
              <text:list-item>
                <text:p>-(void) testMyTestNameGoesHere { }</text:p>
                <text:p/>
              </text:list-item>
              <text:list-item>
                <text:p>Assertions are similar to GTM, but are prefixed with GH (GHAssertTrue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s run in both the simulator and on device</text:p>
              </text:list-item>
              <text:list-item>
                <text:p>Tests run inside test app</text:p>
                <text:list>
                  <text:list-item>
                    <text:p>Can't use your UIApplicationDelegate as </text:p>
                    <text:list>
                      <text:list-header>
                        <text:p>-[UIApplication sharedDelegate]</text:p>
                      </text:list-header>
                    </text:list>
                  </text:list-item>
                </text:list>
              </text:list-item>
              <text:list-item>
                <text:p>You can choose which tests to run!</text:p>
              </text:list-item>
              <text:list-item>
                <text:p>Doesn't properly catch unexpected Exce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, failure messages, and stack traces</text:p>
                <text:p/>
              </text:list-item>
              <text:list-item>
                <text:p text:style-name="P3">Error report can output in junit format</text:p>
                <text:list>
                  <text:list-item>
                    <text:p>WRITE_JUNIT_XML=Y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">http://gabriel.github.com/gh-unit/docs/appledoc_include/guide_command_line.html</text:span></text:p>
                <text:list>
                  <text:list-item>
                    <text:p>A 'Run Script' phase runs the tests when an environment variable is present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http://code.google.com/p/uispec/wiki/Installation</text:span></text:p>
              </text:list-item>
              <text:list-item>
                <text:p>Need a duplicate app target to host your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7">http://code.google.com/p/uispec/wiki/Documentation</text:span></text:p>
              </text:list-item>
              <text:list-item>
                <text:p><text:span text:style-name="T7">Implement UISpec protocol</text:span></text:p>
              </text:list-item>
              <text:list-item>
                <text:p><text:span text:style-name="T7">-(void) itMyExampleGoesHere { }</text:span></text:p>
                <text:list>
                  <text:list-item>
                    <text:p><text:span text:style-name="T7">UISpec calls test files “specs” and individual tests “exampl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UIQue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http://code.google.com/p/uispec/source/browse/trunk/headers/UIQuery.h</text:span></text:p>
              </text:list-item>
              <text:list-item>
                <text:p><text:span text:style-name="T7">Returns UIQuery objects that pass through to UIView</text:span></text:p>
              </text:list-item>
              <text:list-item>
                <text:p><text:span text:style-name="T7">app.button // the first button</text:span></text:p>
              </text:list-item>
              <text:list-item>
                <text:p><text:span text:style-name="T7">app.button.all // collection of all the buttons</text:span></text:p>
              </text:list-item>
              <text:list-item>
                <text:p><text:span text:style-name="T7">[app.button index:2] // 3</text:span><text:span text:style-name="T8">rd</text:span><text:span text:style-name="T7"> button</text:span></text:p>
              </text:list-item>
              <text:list-item>
                <text:p><text:span text:style-name="T7">[app.button.with currentTitle:@”foo”] // “foo” button</text:span></text:p>
                <text:list>
                  <text:list-item>
                    <text:p><text:span text:style-name="T7">currentTitle: is a dynamic selector, this will lead to many warnings in your target</text:span></text:p>
                  </text:list-item>
                  <text:list-item>
                    <text:p><text:span text:style-name="T7">Each argument is anded to the filter</text:span></text:p>
                  </text:list-item>
                </text:list>
              </text:list-item>
              <text:list-item>
                <text:p><text:span text:style-name="T7">Interactions: touch, show, fla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Expecta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xpectThat() macro</text:p>
              </text:list-item>
              <text:list-item>
                <text:p>should:, not:, have:, be:</text:p>
                <text:list>
                  <text:list-item>
                    <text:p>Call with expected values, child UIViews, or selectors holding expected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uplicate your main.m</text:p>
              </text:list-item>
              <text:list-item>
                <text:p text:style-name="P3">Run all or some of your specs with</text:p>
                <text:list>
                  <text:list-item>
                    <text:p><text:span text:style-name="T2">+(void)runSpecsAfterDelay:(int)seconds;</text:span></text:p>
                  </text:list-item>
                  <text:list-item>
                    <text:p><text:span text:style-name="T2">+(void)runSpec:(NSString *)specName afterDelay:(int)seconds;</text:span></text:p>
                  </text:list-item>
                  <text:list-item>
                    <text:p><text:span text:style-name="T9">+(void)runSpec:(NSString *)specName example:(NSString *)exampleName </text:span><text:span text:style-name="T10">afterDelay:(int)seconds;</text:span></text:p>
                  </text:list-item>
                </text:list>
              </text:list-item>
              <text:list-item>
                <text:p text:style-name="P3">Choose specs at runtime with</text:p>
                <text:list>
                  <text:list-item>
                    <text:p><text:span text:style-name="T2">+(NSDictionary *)specsAndExamples;</text:span></text:p>
                  </text:list-item>
                  <text:list-item>
                    <text:p><text:span text:style-name="T10">Returns a dictionary of list of example names keyed by spec n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Error Repor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rors include line numbers, expected and actual values</text:p>
              </text:list-item>
              <text:list-item>
                <text:p>Can customize logging with</text:p>
                <text:list>
                  <text:list-item>
                    <text:p>+[UISpec setLog: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</text:p>
              </text:list-item>
              <text:list-item>
                <text:p>Run your app</text:p>
              </text:list-item>
              <text:list-item>
                <text:p>Beware of timeouts! Adjust with:</text:p>
                <text:list>
                  <text:list-item>
                    <text:p><text:span text:style-name="T6">[[UIQuery withApplication] setTimeout:5000] //seconds</text:span></text:p>
                  </text:list-item>
                  <text:list-item>
                    <text:p>Give yourself enough time to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the simulator tests with xcodebuild</text:p>
              </text:list-item>
              <text:list-item>
                <text:p>Run the simulator from the command line iphonesim</text:p>
                <text:list>
                  <text:list-item>
                    <text:p>https://github.com/hborders/iphonesim</text:p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Mo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asy way to subclass Classes and implement Protocols at runtime</text:p>
                <text:list>
                  <text:list-item>
                    <text:p>Can add custom behavior and returns</text:p>
                  </text:list-item>
                </text:list>
              </text:list-item>
              <text:list-item>
                <text:p>Use niceMocks</text:p>
              </text:list-item>
              <text:list-item>
                <text:p>Declare your mock objects as i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al Recommend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se GHUnit for unit tests</text:p>
              </text:list-item>
              <text:list-item>
                <text:p>Use UISpec for Interaction tests</text:p>
                <text:list>
                  <text:list-item>
                    <text:p>Other options:</text:p>
                    <text:list>
                      <text:list-item>
                        <text:p>https://github.com/square/KIF</text:p>
                      </text:list-item>
                      <text:list-item>
                        <text:p>UIAuto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ath Borders</meta:initial-creator>
    <meta:creation-date>2011-09-14T22:22:47</meta:creation-date>
    <meta:editing-duration>PT19H43M59S</meta:editing-duration>
    <meta:editing-cycles>30</meta:editing-cycles>
    <dc:date>2011-09-15T18:06:35</dc:date>
    <dc:creator>Heath Borders</dc:creator>
    <meta:generator>LibreOffice/3.3$Unix LibreOffice_project/330m19$Build-6</meta:generator>
    <meta:document-statistic meta:object-count="179"/>
  </office:meta>
</office:document-meta>
</file>